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5">
            <text:p>Beta-8970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710.0">
            <text:p>77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6">
            <text:p>-3.7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8">
            <text:p>Beta-89708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7440.0">
            <text:p>74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6">
            <text:p>-2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11">
            <text:p>Beta-89711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8450.0">
            <text:p>84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5">
            <text:p>-6.75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2">
            <text:p>Beta-81152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6770.0">
            <text:p>67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5">
            <text:p>Beta-8115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070.0">
            <text:p>7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4">
            <text:p>Beta-81154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30.0">
            <text:p>2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6">
            <text:p>Beta-81156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6830.0">
            <text:p>6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7">
            <text:p>Beta-81157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5940.0">
            <text:p>5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9">
            <text:p>Beta-81159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4400.0">
            <text:p>44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0">
            <text:p>Beta-81160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970.0">
            <text:p>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1">
            <text:p>Beta-81161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490.0">
            <text:p>1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3">
            <text:p>Beta-8116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60.0">
            <text:p>21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3">
            <text:p>Beta-8115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1110.0">
            <text:p>1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2">
            <text:p>Beta-81162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130.0">
            <text:p>1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